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560000006B381682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62cm" svg:y="3.362cm">
          <draw:text-box>
            <text:p text:style-name="P2"><text:span text:style-name="T2">User / Password: schroeer/6hMXqs3J</text:span></text:p>
            <text:p text:style-name="P2"><text:span text:style-name="T3">CVSROOT=“:pserver:schroeer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meta:creation-date>2006-10-24T10:29:31</meta:creation-date>
    <dc:date>2013-08-19T11:16:11</dc:date>
    <dc:language>de-DE</dc:language>
    <meta:editing-cycles>61</meta:editing-cycles>
    <meta:editing-duration>PT10H17M30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